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K-2385">
            <text:p>K-2385</text:p>
          </table:table-cell>
          <table:table-cell office:value-type="float" office:value="71.717">
            <text:p>71.717</text:p>
          </table:table-cell>
          <table:table-cell office:value-type="float" office:value="-24.717">
            <text:p>-24.717</text:p>
          </table:table-cell>
          <table:table-cell office:value-type="float" office:value="9075.0">
            <text:p>9075.0</text:p>
          </table:table-cell>
          <table:table-cell office:value-type="float" office:value="134.0">
            <text:p>13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1.0">
            <text:p>5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Street1977,Hjort1979">
            <text:p>Street1977,Hjort1979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K-1915">
            <text:p>K-1915</text:p>
          </table:table-cell>
          <table:table-cell office:value-type="float" office:value="71.35">
            <text:p>71.35</text:p>
          </table:table-cell>
          <table:table-cell office:value-type="float" office:value="-24.833">
            <text:p>-24.833</text:p>
          </table:table-cell>
          <table:table-cell office:value-type="float" office:value="10305.0">
            <text:p>10305.0</text:p>
          </table:table-cell>
          <table:table-cell office:value-type="float" office:value="144.0">
            <text:p>144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72,Funder1978,Hjort1979">
            <text:p>Funder1972,Funder1978,Hjort1979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K-1915">
            <text:p>K-1915</text:p>
          </table:table-cell>
          <table:table-cell office:value-type="float" office:value="71.35">
            <text:p>71.35</text:p>
          </table:table-cell>
          <table:table-cell office:value-type="float" office:value="-24.833">
            <text:p>-24.833</text:p>
          </table:table-cell>
          <table:table-cell office:value-type="float" office:value="10305.0">
            <text:p>10305.0</text:p>
          </table:table-cell>
          <table:table-cell office:value-type="float" office:value="124.0">
            <text:p>124.0</text:p>
          </table:table-cell>
          <table:table-cell office:value-type="string" office:value="Bivalve shells (Hiatella arctica, Mya truncata)">
            <text:p>Bivalve shells (Hiatella arctica, 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9.5">
            <text:p>89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Funder1978,FunderHansen1996">
            <text:p>Funder1978,FunderHansen1996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K-2386">
            <text:p>K-2386</text:p>
          </table:table-cell>
          <table:table-cell office:value-type="float" office:value="71.717">
            <text:p>71.717</text:p>
          </table:table-cell>
          <table:table-cell office:value-type="float" office:value="-24.717">
            <text:p>-24.717</text:p>
          </table:table-cell>
          <table:table-cell office:value-type="float" office:value="8975.0">
            <text:p>8975.0</text:p>
          </table:table-cell>
          <table:table-cell office:value-type="float" office:value="134.0">
            <text:p>13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5.0">
            <text:p>8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Street1977">
            <text:p>Street1977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K-1915">
            <text:p>K-1915</text:p>
          </table:table-cell>
          <table:table-cell office:value-type="float" office:value="71.35">
            <text:p>71.35</text:p>
          </table:table-cell>
          <table:table-cell office:value-type="float" office:value="-24.833">
            <text:p>-24.833</text:p>
          </table:table-cell>
          <table:table-cell office:value-type="float" office:value="10305.0">
            <text:p>10305.0</text:p>
          </table:table-cell>
          <table:table-cell office:value-type="float" office:value="124.0">
            <text:p>124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7.0">
            <text:p>9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399">
            <text:p>OS-65399</text:p>
          </table:table-cell>
          <table:table-cell office:value-type="float" office:value="71.51">
            <text:p>71.51</text:p>
          </table:table-cell>
          <table:table-cell office:value-type="float" office:value="-24.5">
            <text:p>-24.5</text:p>
          </table:table-cell>
          <table:table-cell office:value-type="float" office:value="9760.0">
            <text:p>9760.0</text:p>
          </table:table-cell>
          <table:table-cell office:value-type="float" office:value="45.0">
            <text:p>4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609">
            <text:p>OS-55609</text:p>
          </table:table-cell>
          <table:table-cell office:value-type="float" office:value="71.671">
            <text:p>71.671</text:p>
          </table:table-cell>
          <table:table-cell office:value-type="float" office:value="-24.467">
            <text:p>-24.467</text:p>
          </table:table-cell>
          <table:table-cell office:value-type="float" office:value="9100.0">
            <text:p>910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611">
            <text:p>OS-55611</text:p>
          </table:table-cell>
          <table:table-cell office:value-type="float" office:value="71.695">
            <text:p>71.695</text:p>
          </table:table-cell>
          <table:table-cell office:value-type="float" office:value="-24.369">
            <text:p>-24.369</text:p>
          </table:table-cell>
          <table:table-cell office:value-type="float" office:value="9470.0">
            <text:p>9470.0</text:p>
          </table:table-cell>
          <table:table-cell office:value-type="float" office:value="60.0">
            <text:p>6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612">
            <text:p>OS-55612</text:p>
          </table:table-cell>
          <table:table-cell office:value-type="float" office:value="71.66">
            <text:p>71.66</text:p>
          </table:table-cell>
          <table:table-cell office:value-type="float" office:value="-24.358">
            <text:p>-24.358</text:p>
          </table:table-cell>
          <table:table-cell office:value-type="float" office:value="9110.0">
            <text:p>9110.0</text:p>
          </table:table-cell>
          <table:table-cell office:value-type="float" office:value="50.0">
            <text:p>5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1.0">
            <text:p>8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613">
            <text:p>OS-55613</text:p>
          </table:table-cell>
          <table:table-cell office:value-type="float" office:value="71.655">
            <text:p>71.655</text:p>
          </table:table-cell>
          <table:table-cell office:value-type="float" office:value="-24.348">
            <text:p>-24.348</text:p>
          </table:table-cell>
          <table:table-cell office:value-type="float" office:value="9210.0">
            <text:p>921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1.0">
            <text:p>6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614">
            <text:p>OS-55614</text:p>
          </table:table-cell>
          <table:table-cell office:value-type="float" office:value="71.574">
            <text:p>71.574</text:p>
          </table:table-cell>
          <table:table-cell office:value-type="float" office:value="-24.324">
            <text:p>-24.324</text:p>
          </table:table-cell>
          <table:table-cell office:value-type="float" office:value="8890.0">
            <text:p>889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24">
            <text:p>OS-55724</text:p>
          </table:table-cell>
          <table:table-cell office:value-type="float" office:value="71.652">
            <text:p>71.652</text:p>
          </table:table-cell>
          <table:table-cell office:value-type="float" office:value="-24.466">
            <text:p>-24.466</text:p>
          </table:table-cell>
          <table:table-cell office:value-type="float" office:value="9420.0">
            <text:p>9420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25">
            <text:p>OS-55725</text:p>
          </table:table-cell>
          <table:table-cell office:value-type="float" office:value="71.647">
            <text:p>71.647</text:p>
          </table:table-cell>
          <table:table-cell office:value-type="float" office:value="-24.458">
            <text:p>-24.458</text:p>
          </table:table-cell>
          <table:table-cell office:value-type="float" office:value="9230.0">
            <text:p>923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4.0">
            <text:p>7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28">
            <text:p>OS-55728</text:p>
          </table:table-cell>
          <table:table-cell office:value-type="float" office:value="71.688">
            <text:p>71.688</text:p>
          </table:table-cell>
          <table:table-cell office:value-type="float" office:value="-24.368">
            <text:p>-24.368</text:p>
          </table:table-cell>
          <table:table-cell office:value-type="float" office:value="9410.0">
            <text:p>941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6.0">
            <text:p>6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29">
            <text:p>OS-55729</text:p>
          </table:table-cell>
          <table:table-cell office:value-type="float" office:value="71.663">
            <text:p>71.663</text:p>
          </table:table-cell>
          <table:table-cell office:value-type="float" office:value="-24.361">
            <text:p>-24.361</text:p>
          </table:table-cell>
          <table:table-cell office:value-type="float" office:value="9650.0">
            <text:p>9650.0</text:p>
          </table:table-cell>
          <table:table-cell office:value-type="float" office:value="40.0">
            <text:p>4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30">
            <text:p>OS-55730</text:p>
          </table:table-cell>
          <table:table-cell office:value-type="float" office:value="71.66">
            <text:p>71.66</text:p>
          </table:table-cell>
          <table:table-cell office:value-type="float" office:value="-24.358">
            <text:p>-24.358</text:p>
          </table:table-cell>
          <table:table-cell office:value-type="float" office:value="8970.0">
            <text:p>8970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31">
            <text:p>OS-55731</text:p>
          </table:table-cell>
          <table:table-cell office:value-type="float" office:value="71.619">
            <text:p>71.619</text:p>
          </table:table-cell>
          <table:table-cell office:value-type="float" office:value="-24.331">
            <text:p>-24.331</text:p>
          </table:table-cell>
          <table:table-cell office:value-type="float" office:value="9150.0">
            <text:p>915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2.0">
            <text:p>5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32">
            <text:p>OS-55732</text:p>
          </table:table-cell>
          <table:table-cell office:value-type="float" office:value="71.597">
            <text:p>71.597</text:p>
          </table:table-cell>
          <table:table-cell office:value-type="float" office:value="-24.319">
            <text:p>-24.319</text:p>
          </table:table-cell>
          <table:table-cell office:value-type="float" office:value="9650.0">
            <text:p>965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7.0">
            <text:p>6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33">
            <text:p>OS-55733</text:p>
          </table:table-cell>
          <table:table-cell office:value-type="float" office:value="71.593">
            <text:p>71.593</text:p>
          </table:table-cell>
          <table:table-cell office:value-type="float" office:value="-24.332">
            <text:p>-24.332</text:p>
          </table:table-cell>
          <table:table-cell office:value-type="float" office:value="8020.0">
            <text:p>8020.0</text:p>
          </table:table-cell>
          <table:table-cell office:value-type="float" office:value="40.0">
            <text:p>4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34">
            <text:p>OS-55734</text:p>
          </table:table-cell>
          <table:table-cell office:value-type="float" office:value="71.522">
            <text:p>71.522</text:p>
          </table:table-cell>
          <table:table-cell office:value-type="float" office:value="-24.342">
            <text:p>-24.342</text:p>
          </table:table-cell>
          <table:table-cell office:value-type="float" office:value="8440.0">
            <text:p>844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35">
            <text:p>OS-55735</text:p>
          </table:table-cell>
          <table:table-cell office:value-type="float" office:value="71.574">
            <text:p>71.574</text:p>
          </table:table-cell>
          <table:table-cell office:value-type="float" office:value="-24.324">
            <text:p>-24.324</text:p>
          </table:table-cell>
          <table:table-cell office:value-type="float" office:value="9060.0">
            <text:p>9060.0</text:p>
          </table:table-cell>
          <table:table-cell office:value-type="float" office:value="45.0">
            <text:p>45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36">
            <text:p>OS-55736</text:p>
          </table:table-cell>
          <table:table-cell office:value-type="float" office:value="71.567">
            <text:p>71.567</text:p>
          </table:table-cell>
          <table:table-cell office:value-type="float" office:value="-24.325">
            <text:p>-24.325</text:p>
          </table:table-cell>
          <table:table-cell office:value-type="float" office:value="9510.0">
            <text:p>951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6.0">
            <text:p>6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737">
            <text:p>OS-55737</text:p>
          </table:table-cell>
          <table:table-cell office:value-type="float" office:value="71.56">
            <text:p>71.56</text:p>
          </table:table-cell>
          <table:table-cell office:value-type="float" office:value="-24.326">
            <text:p>-24.326</text:p>
          </table:table-cell>
          <table:table-cell office:value-type="float" office:value="9030.0">
            <text:p>9030.0</text:p>
          </table:table-cell>
          <table:table-cell office:value-type="float" office:value="55.0">
            <text:p>55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8.0">
            <text:p>5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249">
            <text:p>OS-58249</text:p>
          </table:table-cell>
          <table:table-cell office:value-type="float" office:value="71.483">
            <text:p>71.483</text:p>
          </table:table-cell>
          <table:table-cell office:value-type="float" office:value="-24.496">
            <text:p>-24.496</text:p>
          </table:table-cell>
          <table:table-cell office:value-type="float" office:value="9380.0">
            <text:p>9380.0</text:p>
          </table:table-cell>
          <table:table-cell office:value-type="float" office:value="40.0">
            <text:p>40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250">
            <text:p>OS-58250</text:p>
          </table:table-cell>
          <table:table-cell office:value-type="float" office:value="71.478">
            <text:p>71.478</text:p>
          </table:table-cell>
          <table:table-cell office:value-type="float" office:value="-24.509">
            <text:p>-24.509</text:p>
          </table:table-cell>
          <table:table-cell office:value-type="float" office:value="9730.0">
            <text:p>9730.0</text:p>
          </table:table-cell>
          <table:table-cell office:value-type="float" office:value="45.0">
            <text:p>45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3.0">
            <text:p>8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327">
            <text:p>OS-58327</text:p>
          </table:table-cell>
          <table:table-cell office:value-type="float" office:value="71.455">
            <text:p>71.455</text:p>
          </table:table-cell>
          <table:table-cell office:value-type="float" office:value="-24.495">
            <text:p>-24.495</text:p>
          </table:table-cell>
          <table:table-cell office:value-type="float" office:value="8620.0">
            <text:p>8620.0</text:p>
          </table:table-cell>
          <table:table-cell office:value-type="float" office:value="35.0">
            <text:p>3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509">
            <text:p>OS-58509</text:p>
          </table:table-cell>
          <table:table-cell office:value-type="float" office:value="71.556">
            <text:p>71.556</text:p>
          </table:table-cell>
          <table:table-cell office:value-type="float" office:value="-24.47">
            <text:p>-24.47</text:p>
          </table:table-cell>
          <table:table-cell office:value-type="float" office:value="9740.0">
            <text:p>9740.0</text:p>
          </table:table-cell>
          <table:table-cell office:value-type="float" office:value="40.0">
            <text:p>4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4.0">
            <text:p>8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607">
            <text:p>OS-58607</text:p>
          </table:table-cell>
          <table:table-cell office:value-type="float" office:value="71.455">
            <text:p>71.455</text:p>
          </table:table-cell>
          <table:table-cell office:value-type="float" office:value="-24.502">
            <text:p>-24.502</text:p>
          </table:table-cell>
          <table:table-cell office:value-type="float" office:value="9390.0">
            <text:p>939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8.0">
            <text:p>7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609">
            <text:p>OS-58609</text:p>
          </table:table-cell>
          <table:table-cell office:value-type="float" office:value="71.554">
            <text:p>71.554</text:p>
          </table:table-cell>
          <table:table-cell office:value-type="float" office:value="-24.474">
            <text:p>-24.474</text:p>
          </table:table-cell>
          <table:table-cell office:value-type="float" office:value="9620.0">
            <text:p>9620.0</text:p>
          </table:table-cell>
          <table:table-cell office:value-type="float" office:value="50.0">
            <text:p>5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1.0">
            <text:p>7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674">
            <text:p>OS-58674</text:p>
          </table:table-cell>
          <table:table-cell office:value-type="float" office:value="71.51">
            <text:p>71.51</text:p>
          </table:table-cell>
          <table:table-cell office:value-type="float" office:value="-24.5">
            <text:p>-24.5</text:p>
          </table:table-cell>
          <table:table-cell office:value-type="float" office:value="9320.0">
            <text:p>932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5.0">
            <text:p>7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704">
            <text:p>OS-58704</text:p>
          </table:table-cell>
          <table:table-cell office:value-type="float" office:value="71.456">
            <text:p>71.456</text:p>
          </table:table-cell>
          <table:table-cell office:value-type="float" office:value="-24.494">
            <text:p>-24.494</text:p>
          </table:table-cell>
          <table:table-cell office:value-type="float" office:value="8230.0">
            <text:p>8230.0</text:p>
          </table:table-cell>
          <table:table-cell office:value-type="float" office:value="35.0">
            <text:p>3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705">
            <text:p>OS-58705</text:p>
          </table:table-cell>
          <table:table-cell office:value-type="float" office:value="71.459">
            <text:p>71.459</text:p>
          </table:table-cell>
          <table:table-cell office:value-type="float" office:value="-24.497">
            <text:p>-24.497</text:p>
          </table:table-cell>
          <table:table-cell office:value-type="float" office:value="9220.0">
            <text:p>922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4.0">
            <text:p>6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60">
            <text:p>OS-51760</text:p>
          </table:table-cell>
          <table:table-cell office:value-type="float" office:value="71.297">
            <text:p>71.297</text:p>
          </table:table-cell>
          <table:table-cell office:value-type="float" office:value="-24.531">
            <text:p>-24.531</text:p>
          </table:table-cell>
          <table:table-cell office:value-type="float" office:value="9150.0">
            <text:p>9150.0</text:p>
          </table:table-cell>
          <table:table-cell office:value-type="float" office:value="45.0">
            <text:p>4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8735">
            <text:p>OS-58735</text:p>
          </table:table-cell>
          <table:table-cell office:value-type="float" office:value="71.455">
            <text:p>71.455</text:p>
          </table:table-cell>
          <table:table-cell office:value-type="float" office:value="-24.501">
            <text:p>-24.501</text:p>
          </table:table-cell>
          <table:table-cell office:value-type="float" office:value="9500.0">
            <text:p>950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8.0">
            <text:p>7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65">
            <text:p>OS-51765</text:p>
          </table:table-cell>
          <table:table-cell office:value-type="float" office:value="71.518">
            <text:p>71.518</text:p>
          </table:table-cell>
          <table:table-cell office:value-type="float" office:value="-24.334">
            <text:p>-24.334</text:p>
          </table:table-cell>
          <table:table-cell office:value-type="float" office:value="9800.0">
            <text:p>980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8.0">
            <text:p>7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66">
            <text:p>OS-51766</text:p>
          </table:table-cell>
          <table:table-cell office:value-type="float" office:value="71.526">
            <text:p>71.526</text:p>
          </table:table-cell>
          <table:table-cell office:value-type="float" office:value="-24.343">
            <text:p>-24.343</text:p>
          </table:table-cell>
          <table:table-cell office:value-type="float" office:value="9000.0">
            <text:p>900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8.0">
            <text:p>5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70">
            <text:p>OS-51770</text:p>
          </table:table-cell>
          <table:table-cell office:value-type="float" office:value="71.282">
            <text:p>71.282</text:p>
          </table:table-cell>
          <table:table-cell office:value-type="float" office:value="-24.54">
            <text:p>-24.54</text:p>
          </table:table-cell>
          <table:table-cell office:value-type="float" office:value="9440.0">
            <text:p>9440.0</text:p>
          </table:table-cell>
          <table:table-cell office:value-type="float" office:value="55.0">
            <text:p>5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74">
            <text:p>OS-51774</text:p>
          </table:table-cell>
          <table:table-cell office:value-type="float" office:value="71.505">
            <text:p>71.505</text:p>
          </table:table-cell>
          <table:table-cell office:value-type="float" office:value="-24.342">
            <text:p>-24.342</text:p>
          </table:table-cell>
          <table:table-cell office:value-type="float" office:value="9420.0">
            <text:p>9420.0</text:p>
          </table:table-cell>
          <table:table-cell office:value-type="float" office:value="55.0">
            <text:p>55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7.0">
            <text:p>6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75">
            <text:p>OS-51775</text:p>
          </table:table-cell>
          <table:table-cell office:value-type="float" office:value="71.297">
            <text:p>71.297</text:p>
          </table:table-cell>
          <table:table-cell office:value-type="float" office:value="-24.531">
            <text:p>-24.531</text:p>
          </table:table-cell>
          <table:table-cell office:value-type="float" office:value="8480.0">
            <text:p>848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76">
            <text:p>OS-51776</text:p>
          </table:table-cell>
          <table:table-cell office:value-type="float" office:value="71.297">
            <text:p>71.297</text:p>
          </table:table-cell>
          <table:table-cell office:value-type="float" office:value="-24.531">
            <text:p>-24.531</text:p>
          </table:table-cell>
          <table:table-cell office:value-type="float" office:value="8430.0">
            <text:p>8430.0</text:p>
          </table:table-cell>
          <table:table-cell office:value-type="float" office:value="45.0">
            <text:p>45.0</text:p>
          </table:table-cell>
          <table:table-cell office:value-type="string" office:value="Astarte elliptica">
            <text:p>Astarte ellip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45">
            <text:p>OS-51845</text:p>
          </table:table-cell>
          <table:table-cell office:value-type="float" office:value="71.505">
            <text:p>71.505</text:p>
          </table:table-cell>
          <table:table-cell office:value-type="float" office:value="-24.342">
            <text:p>-24.342</text:p>
          </table:table-cell>
          <table:table-cell office:value-type="float" office:value="9350.0">
            <text:p>9350.0</text:p>
          </table:table-cell>
          <table:table-cell office:value-type="float" office:value="45.0">
            <text:p>45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7.0">
            <text:p>6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46">
            <text:p>OS-51846</text:p>
          </table:table-cell>
          <table:table-cell office:value-type="float" office:value="71.501">
            <text:p>71.501</text:p>
          </table:table-cell>
          <table:table-cell office:value-type="float" office:value="-24.348">
            <text:p>-24.348</text:p>
          </table:table-cell>
          <table:table-cell office:value-type="float" office:value="8770.0">
            <text:p>8770.0</text:p>
          </table:table-cell>
          <table:table-cell office:value-type="float" office:value="45.0">
            <text:p>45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8.0">
            <text:p>5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47">
            <text:p>OS-51847</text:p>
          </table:table-cell>
          <table:table-cell office:value-type="float" office:value="71.297">
            <text:p>71.297</text:p>
          </table:table-cell>
          <table:table-cell office:value-type="float" office:value="-24.531">
            <text:p>-24.531</text:p>
          </table:table-cell>
          <table:table-cell office:value-type="float" office:value="8460.0">
            <text:p>8460.0</text:p>
          </table:table-cell>
          <table:table-cell office:value-type="float" office:value="60.0">
            <text:p>6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74">
            <text:p>OS-51874</text:p>
          </table:table-cell>
          <table:table-cell office:value-type="float" office:value="71.446">
            <text:p>71.446</text:p>
          </table:table-cell>
          <table:table-cell office:value-type="float" office:value="-24.384">
            <text:p>-24.384</text:p>
          </table:table-cell>
          <table:table-cell office:value-type="float" office:value="9900.0">
            <text:p>990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75">
            <text:p>OS-51875</text:p>
          </table:table-cell>
          <table:table-cell office:value-type="float" office:value="71.284">
            <text:p>71.284</text:p>
          </table:table-cell>
          <table:table-cell office:value-type="float" office:value="-24.553">
            <text:p>-24.553</text:p>
          </table:table-cell>
          <table:table-cell office:value-type="float" office:value="7260.0">
            <text:p>7260.0</text:p>
          </table:table-cell>
          <table:table-cell office:value-type="float" office:value="30.0">
            <text:p>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82">
            <text:p>OS-51882</text:p>
          </table:table-cell>
          <table:table-cell office:value-type="float" office:value="71.668">
            <text:p>71.668</text:p>
          </table:table-cell>
          <table:table-cell office:value-type="float" office:value="-24.365">
            <text:p>-24.365</text:p>
          </table:table-cell>
          <table:table-cell office:value-type="float" office:value="9290.0">
            <text:p>9290.0</text:p>
          </table:table-cell>
          <table:table-cell office:value-type="float" office:value="55.0">
            <text:p>55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83">
            <text:p>OS-51883</text:p>
          </table:table-cell>
          <table:table-cell office:value-type="float" office:value="71.452">
            <text:p>71.452</text:p>
          </table:table-cell>
          <table:table-cell office:value-type="float" office:value="-24.397">
            <text:p>-24.397</text:p>
          </table:table-cell>
          <table:table-cell office:value-type="float" office:value="8970.0">
            <text:p>8970.0</text:p>
          </table:table-cell>
          <table:table-cell office:value-type="float" office:value="35.0">
            <text:p>35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84">
            <text:p>OS-51884</text:p>
          </table:table-cell>
          <table:table-cell office:value-type="float" office:value="71.448">
            <text:p>71.448</text:p>
          </table:table-cell>
          <table:table-cell office:value-type="float" office:value="-24.394">
            <text:p>-24.394</text:p>
          </table:table-cell>
          <table:table-cell office:value-type="float" office:value="9460.0">
            <text:p>9460.0</text:p>
          </table:table-cell>
          <table:table-cell office:value-type="float" office:value="35.0">
            <text:p>3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885">
            <text:p>OS-51885</text:p>
          </table:table-cell>
          <table:table-cell office:value-type="float" office:value="71.316">
            <text:p>71.316</text:p>
          </table:table-cell>
          <table:table-cell office:value-type="float" office:value="-24.653">
            <text:p>-24.653</text:p>
          </table:table-cell>
          <table:table-cell office:value-type="float" office:value="8250.0">
            <text:p>8250.0</text:p>
          </table:table-cell>
          <table:table-cell office:value-type="float" office:value="30.0">
            <text:p>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112">
            <text:p>OS-52112</text:p>
          </table:table-cell>
          <table:table-cell office:value-type="float" office:value="71.446">
            <text:p>71.446</text:p>
          </table:table-cell>
          <table:table-cell office:value-type="float" office:value="-24.384">
            <text:p>-24.384</text:p>
          </table:table-cell>
          <table:table-cell office:value-type="float" office:value="9670.0">
            <text:p>9670.0</text:p>
          </table:table-cell>
          <table:table-cell office:value-type="float" office:value="60.0">
            <text:p>60.0</text:p>
          </table:table-cell>
          <table:table-cell office:value-type="string" office:value="Mya truncata (soft parts)">
            <text:p>Mya truncata (soft parts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56">
            <text:p>OS-52956</text:p>
          </table:table-cell>
          <table:table-cell office:value-type="float" office:value="71.593">
            <text:p>71.593</text:p>
          </table:table-cell>
          <table:table-cell office:value-type="float" office:value="-24.327">
            <text:p>-24.327</text:p>
          </table:table-cell>
          <table:table-cell office:value-type="float" office:value="9540.0">
            <text:p>954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1.0">
            <text:p>6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57">
            <text:p>OS-52957</text:p>
          </table:table-cell>
          <table:table-cell office:value-type="float" office:value="71.524">
            <text:p>71.524</text:p>
          </table:table-cell>
          <table:table-cell office:value-type="float" office:value="-24.336">
            <text:p>-24.336</text:p>
          </table:table-cell>
          <table:table-cell office:value-type="float" office:value="9130.0">
            <text:p>913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62">
            <text:p>OS-52962</text:p>
          </table:table-cell>
          <table:table-cell office:value-type="float" office:value="71.522">
            <text:p>71.522</text:p>
          </table:table-cell>
          <table:table-cell office:value-type="float" office:value="-24.342">
            <text:p>-24.342</text:p>
          </table:table-cell>
          <table:table-cell office:value-type="float" office:value="9020.0">
            <text:p>902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63">
            <text:p>OS-52963</text:p>
          </table:table-cell>
          <table:table-cell office:value-type="float" office:value="71.567">
            <text:p>71.567</text:p>
          </table:table-cell>
          <table:table-cell office:value-type="float" office:value="-24.325">
            <text:p>-24.325</text:p>
          </table:table-cell>
          <table:table-cell office:value-type="float" office:value="9610.0">
            <text:p>961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5.0">
            <text:p>7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64">
            <text:p>OS-52964</text:p>
          </table:table-cell>
          <table:table-cell office:value-type="float" office:value="71.557">
            <text:p>71.557</text:p>
          </table:table-cell>
          <table:table-cell office:value-type="float" office:value="-24.326">
            <text:p>-24.326</text:p>
          </table:table-cell>
          <table:table-cell office:value-type="float" office:value="9950.0">
            <text:p>995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66">
            <text:p>OS-52966</text:p>
          </table:table-cell>
          <table:table-cell office:value-type="float" office:value="71.542">
            <text:p>71.542</text:p>
          </table:table-cell>
          <table:table-cell office:value-type="float" office:value="-24.329">
            <text:p>-24.329</text:p>
          </table:table-cell>
          <table:table-cell office:value-type="float" office:value="9420.0">
            <text:p>9420.0</text:p>
          </table:table-cell>
          <table:table-cell office:value-type="float" office:value="50.0">
            <text:p>50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67">
            <text:p>OS-52967</text:p>
          </table:table-cell>
          <table:table-cell office:value-type="float" office:value="71.518">
            <text:p>71.518</text:p>
          </table:table-cell>
          <table:table-cell office:value-type="float" office:value="-24.334">
            <text:p>-24.334</text:p>
          </table:table-cell>
          <table:table-cell office:value-type="float" office:value="9590.0">
            <text:p>9590.0</text:p>
          </table:table-cell>
          <table:table-cell office:value-type="float" office:value="60.0">
            <text:p>6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68">
            <text:p>OS-52968</text:p>
          </table:table-cell>
          <table:table-cell office:value-type="float" office:value="71.448">
            <text:p>71.448</text:p>
          </table:table-cell>
          <table:table-cell office:value-type="float" office:value="-24.394">
            <text:p>-24.394</text:p>
          </table:table-cell>
          <table:table-cell office:value-type="float" office:value="8650.0">
            <text:p>8650.0</text:p>
          </table:table-cell>
          <table:table-cell office:value-type="float" office:value="40.0">
            <text:p>4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69">
            <text:p>OS-52969</text:p>
          </table:table-cell>
          <table:table-cell office:value-type="float" office:value="71.297">
            <text:p>71.297</text:p>
          </table:table-cell>
          <table:table-cell office:value-type="float" office:value="-24.531">
            <text:p>-24.531</text:p>
          </table:table-cell>
          <table:table-cell office:value-type="float" office:value="6780.0">
            <text:p>6780.0</text:p>
          </table:table-cell>
          <table:table-cell office:value-type="float" office:value="40.0">
            <text:p>4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67">
            <text:p>OS-51767</text:p>
          </table:table-cell>
          <table:table-cell office:value-type="float" office:value="71.297">
            <text:p>71.297</text:p>
          </table:table-cell>
          <table:table-cell office:value-type="float" office:value="-24.531">
            <text:p>-24.531</text:p>
          </table:table-cell>
          <table:table-cell office:value-type="float" office:value="8780.0">
            <text:p>8780.0</text:p>
          </table:table-cell>
          <table:table-cell office:value-type="float" office:value="55.0">
            <text:p>5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2970">
            <text:p>OS-52970</text:p>
          </table:table-cell>
          <table:table-cell office:value-type="float" office:value="71.448">
            <text:p>71.448</text:p>
          </table:table-cell>
          <table:table-cell office:value-type="float" office:value="-24.394">
            <text:p>-24.394</text:p>
          </table:table-cell>
          <table:table-cell office:value-type="float" office:value="9560.0">
            <text:p>956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4.0">
            <text:p>7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5610">
            <text:p>OS-55610</text:p>
          </table:table-cell>
          <table:table-cell office:value-type="float" office:value="71.652">
            <text:p>71.652</text:p>
          </table:table-cell>
          <table:table-cell office:value-type="float" office:value="-24.466">
            <text:p>-24.466</text:p>
          </table:table-cell>
          <table:table-cell office:value-type="float" office:value="9300.0">
            <text:p>9300.0</text:p>
          </table:table-cell>
          <table:table-cell office:value-type="float" office:value="50.0">
            <text:p>5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69">
            <text:p>OS-51769</text:p>
          </table:table-cell>
          <table:table-cell office:value-type="float" office:value="71.287">
            <text:p>71.287</text:p>
          </table:table-cell>
          <table:table-cell office:value-type="float" office:value="-24.54">
            <text:p>-24.54</text:p>
          </table:table-cell>
          <table:table-cell office:value-type="float" office:value="8000.0">
            <text:p>800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3.0">
            <text:p>3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849">
            <text:p>OS-62849</text:p>
          </table:table-cell>
          <table:table-cell office:value-type="float" office:value="71.51">
            <text:p>71.51</text:p>
          </table:table-cell>
          <table:table-cell office:value-type="float" office:value="-24.5">
            <text:p>-24.5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5.0">
            <text:p>7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851">
            <text:p>OS-62851</text:p>
          </table:table-cell>
          <table:table-cell office:value-type="float" office:value="71.557">
            <text:p>71.557</text:p>
          </table:table-cell>
          <table:table-cell office:value-type="float" office:value="-24.469">
            <text:p>-24.469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65">
            <text:p>OS-64765</text:p>
          </table:table-cell>
          <table:table-cell office:value-type="float" office:value="71.685">
            <text:p>71.685</text:p>
          </table:table-cell>
          <table:table-cell office:value-type="float" office:value="-24.364">
            <text:p>-24.364</text:p>
          </table:table-cell>
          <table:table-cell office:value-type="float" office:value="9060.0">
            <text:p>9060.0</text:p>
          </table:table-cell>
          <table:table-cell office:value-type="float" office:value="40.0">
            <text:p>40.0</text:p>
          </table:table-cell>
          <table:table-cell office:value-type="string" office:value="Mya sp.">
            <text:p>Mya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1.0">
            <text:p>6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66">
            <text:p>OS-64766</text:p>
          </table:table-cell>
          <table:table-cell office:value-type="float" office:value="71.66">
            <text:p>71.66</text:p>
          </table:table-cell>
          <table:table-cell office:value-type="float" office:value="-24.358">
            <text:p>-24.358</text:p>
          </table:table-cell>
          <table:table-cell office:value-type="float" office:value="9440.0">
            <text:p>9440.0</text:p>
          </table:table-cell>
          <table:table-cell office:value-type="float" office:value="35.0">
            <text:p>35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843">
            <text:p>OS-64843</text:p>
          </table:table-cell>
          <table:table-cell office:value-type="float" office:value="71.685">
            <text:p>71.685</text:p>
          </table:table-cell>
          <table:table-cell office:value-type="float" office:value="-24.364">
            <text:p>-24.364</text:p>
          </table:table-cell>
          <table:table-cell office:value-type="float" office:value="9080.0">
            <text:p>9080.0</text:p>
          </table:table-cell>
          <table:table-cell office:value-type="float" office:value="40.0">
            <text:p>40.0</text:p>
          </table:table-cell>
          <table:table-cell office:value-type="string" office:value="Mya sp.">
            <text:p>Mya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8.0">
            <text:p>5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844">
            <text:p>OS-64844</text:p>
          </table:table-cell>
          <table:table-cell office:value-type="float" office:value="71.448">
            <text:p>71.448</text:p>
          </table:table-cell>
          <table:table-cell office:value-type="float" office:value="-24.488">
            <text:p>-24.488</text:p>
          </table:table-cell>
          <table:table-cell office:value-type="float" office:value="7750.0">
            <text:p>7750.0</text:p>
          </table:table-cell>
          <table:table-cell office:value-type="float" office:value="35.0">
            <text:p>3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844">
            <text:p>OS-64844</text:p>
          </table:table-cell>
          <table:table-cell office:value-type="float" office:value="71.316">
            <text:p>71.316</text:p>
          </table:table-cell>
          <table:table-cell office:value-type="float" office:value="-24.653">
            <text:p>-24.653</text:p>
          </table:table-cell>
          <table:table-cell office:value-type="float" office:value="7750.0">
            <text:p>7750.0</text:p>
          </table:table-cell>
          <table:table-cell office:value-type="float" office:value="35.0">
            <text:p>3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845">
            <text:p>OS-64845</text:p>
          </table:table-cell>
          <table:table-cell office:value-type="float" office:value="71.685">
            <text:p>71.685</text:p>
          </table:table-cell>
          <table:table-cell office:value-type="float" office:value="-24.364">
            <text:p>-24.364</text:p>
          </table:table-cell>
          <table:table-cell office:value-type="float" office:value="9020.0">
            <text:p>9020.0</text:p>
          </table:table-cell>
          <table:table-cell office:value-type="float" office:value="35.0">
            <text:p>3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6.0">
            <text:p>6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849">
            <text:p>OS-64849</text:p>
          </table:table-cell>
          <table:table-cell office:value-type="float" office:value="71.63">
            <text:p>71.63</text:p>
          </table:table-cell>
          <table:table-cell office:value-type="float" office:value="-24.462">
            <text:p>-24.462</text:p>
          </table:table-cell>
          <table:table-cell office:value-type="float" office:value="9280.0">
            <text:p>9280.0</text:p>
          </table:table-cell>
          <table:table-cell office:value-type="float" office:value="40.0">
            <text:p>40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398">
            <text:p>OS-65398</text:p>
          </table:table-cell>
          <table:table-cell office:value-type="float" office:value="71.556">
            <text:p>71.556</text:p>
          </table:table-cell>
          <table:table-cell office:value-type="float" office:value="-24.46">
            <text:p>-24.46</text:p>
          </table:table-cell>
          <table:table-cell office:value-type="float" office:value="10050.0">
            <text:p>10050.0</text:p>
          </table:table-cell>
          <table:table-cell office:value-type="float" office:value="50.0">
            <text:p>5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850">
            <text:p>OS-62850</text:p>
          </table:table-cell>
          <table:table-cell office:value-type="float" office:value="71.455">
            <text:p>71.455</text:p>
          </table:table-cell>
          <table:table-cell office:value-type="float" office:value="-24.495">
            <text:p>-24.495</text:p>
          </table:table-cell>
          <table:table-cell office:value-type="float" office:value="8900.0">
            <text:p>8900.0</text:p>
          </table:table-cell>
          <table:table-cell office:value-type="float" office:value="45.0">
            <text:p>45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405">
            <text:p>OS-65405</text:p>
          </table:table-cell>
          <table:table-cell office:value-type="float" office:value="71.557">
            <text:p>71.557</text:p>
          </table:table-cell>
          <table:table-cell office:value-type="float" office:value="-24.475">
            <text:p>-24.475</text:p>
          </table:table-cell>
          <table:table-cell office:value-type="float" office:value="13550.0">
            <text:p>13550.0</text:p>
          </table:table-cell>
          <table:table-cell office:value-type="float" office:value="55.0">
            <text:p>55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406">
            <text:p>OS-65406</text:p>
          </table:table-cell>
          <table:table-cell office:value-type="float" office:value="71.562">
            <text:p>71.562</text:p>
          </table:table-cell>
          <table:table-cell office:value-type="float" office:value="-24.472">
            <text:p>-24.472</text:p>
          </table:table-cell>
          <table:table-cell office:value-type="float" office:value="9320.0">
            <text:p>9320.0</text:p>
          </table:table-cell>
          <table:table-cell office:value-type="float" office:value="40.0">
            <text:p>4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1.0">
            <text:p>8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435">
            <text:p>OS-65435</text:p>
          </table:table-cell>
          <table:table-cell office:value-type="float" office:value="71.503">
            <text:p>71.503</text:p>
          </table:table-cell>
          <table:table-cell office:value-type="float" office:value="-24.509">
            <text:p>-24.509</text:p>
          </table:table-cell>
          <table:table-cell office:value-type="float" office:value="10200.0">
            <text:p>10200.0</text:p>
          </table:table-cell>
          <table:table-cell office:value-type="float" office:value="50.0">
            <text:p>5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436">
            <text:p>OS-65436</text:p>
          </table:table-cell>
          <table:table-cell office:value-type="float" office:value="71.49">
            <text:p>71.49</text:p>
          </table:table-cell>
          <table:table-cell office:value-type="float" office:value="-24.507">
            <text:p>-24.507</text:p>
          </table:table-cell>
          <table:table-cell office:value-type="float" office:value="9190.0">
            <text:p>9190.0</text:p>
          </table:table-cell>
          <table:table-cell office:value-type="float" office:value="45.0">
            <text:p>45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4.0">
            <text:p>8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437">
            <text:p>OS-65437</text:p>
          </table:table-cell>
          <table:table-cell office:value-type="float" office:value="71.455">
            <text:p>71.455</text:p>
          </table:table-cell>
          <table:table-cell office:value-type="float" office:value="-24.495">
            <text:p>-24.495</text:p>
          </table:table-cell>
          <table:table-cell office:value-type="float" office:value="8460.0">
            <text:p>8460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438">
            <text:p>OS-65438</text:p>
          </table:table-cell>
          <table:table-cell office:value-type="float" office:value="71.574">
            <text:p>71.574</text:p>
          </table:table-cell>
          <table:table-cell office:value-type="float" office:value="-24.456">
            <text:p>-24.456</text:p>
          </table:table-cell>
          <table:table-cell office:value-type="float" office:value="8310.0">
            <text:p>8310.0</text:p>
          </table:table-cell>
          <table:table-cell office:value-type="float" office:value="65.0">
            <text:p>65.0</text:p>
          </table:table-cell>
          <table:table-cell office:value-type="string" office:value="Hiatella (likely) ">
            <text:p>Hiatella (likely) 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64">
            <text:p>OS-64764</text:p>
          </table:table-cell>
          <table:table-cell office:value-type="float" office:value="71.453">
            <text:p>71.453</text:p>
          </table:table-cell>
          <table:table-cell office:value-type="float" office:value="-24.494">
            <text:p>-24.494</text:p>
          </table:table-cell>
          <table:table-cell office:value-type="float" office:value="8430.0">
            <text:p>8430.0</text:p>
          </table:table-cell>
          <table:table-cell office:value-type="float" office:value="30.0">
            <text:p>3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9.0">
            <text:p>4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62">
            <text:p>OS-64762</text:p>
          </table:table-cell>
          <table:table-cell office:value-type="float" office:value="71.45">
            <text:p>71.45</text:p>
          </table:table-cell>
          <table:table-cell office:value-type="float" office:value="-24.492">
            <text:p>-24.492</text:p>
          </table:table-cell>
          <table:table-cell office:value-type="float" office:value="8070.0">
            <text:p>807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5401">
            <text:p>OS-65401</text:p>
          </table:table-cell>
          <table:table-cell office:value-type="float" office:value="71.51">
            <text:p>71.51</text:p>
          </table:table-cell>
          <table:table-cell office:value-type="float" office:value="-24.5">
            <text:p>-24.5</text:p>
          </table:table-cell>
          <table:table-cell office:value-type="float" office:value="9460.0">
            <text:p>9460.0</text:p>
          </table:table-cell>
          <table:table-cell office:value-type="float" office:value="45.0">
            <text:p>4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59">
            <text:p>OS-51759</text:p>
          </table:table-cell>
          <table:table-cell office:value-type="float" office:value="71.501">
            <text:p>71.501</text:p>
          </table:table-cell>
          <table:table-cell office:value-type="float" office:value="-24.348">
            <text:p>-24.348</text:p>
          </table:table-cell>
          <table:table-cell office:value-type="float" office:value="8800.0">
            <text:p>8800.0</text:p>
          </table:table-cell>
          <table:table-cell office:value-type="float" office:value="45.0">
            <text:p>45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60">
            <text:p>OS-64760</text:p>
          </table:table-cell>
          <table:table-cell office:value-type="float" office:value="71.685">
            <text:p>71.685</text:p>
          </table:table-cell>
          <table:table-cell office:value-type="float" office:value="-24.364">
            <text:p>-24.364</text:p>
          </table:table-cell>
          <table:table-cell office:value-type="float" office:value="9060.0">
            <text:p>9060.0</text:p>
          </table:table-cell>
          <table:table-cell office:value-type="float" office:value="40.0">
            <text:p>40.0</text:p>
          </table:table-cell>
          <table:table-cell office:value-type="string" office:value="Mya (likely)">
            <text:p>Mya (likely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716">
            <text:p>OS-51716</text:p>
          </table:table-cell>
          <table:table-cell office:value-type="float" office:value="71.458">
            <text:p>71.458</text:p>
          </table:table-cell>
          <table:table-cell office:value-type="float" office:value="-24.392">
            <text:p>-24.392</text:p>
          </table:table-cell>
          <table:table-cell office:value-type="float" office:value="9380.0">
            <text:p>938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51568">
            <text:p>OS-51568</text:p>
          </table:table-cell>
          <table:table-cell office:value-type="float" office:value="71.629">
            <text:p>71.629</text:p>
          </table:table-cell>
          <table:table-cell office:value-type="float" office:value="-24.329">
            <text:p>-24.329</text:p>
          </table:table-cell>
          <table:table-cell office:value-type="float" office:value="9620.0">
            <text:p>962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3.0">
            <text:p>6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855">
            <text:p>OS-62855</text:p>
          </table:table-cell>
          <table:table-cell office:value-type="float" office:value="71.51">
            <text:p>71.51</text:p>
          </table:table-cell>
          <table:table-cell office:value-type="float" office:value="-24.5">
            <text:p>-24.5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5.0">
            <text:p>7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985">
            <text:p>OS-62985</text:p>
          </table:table-cell>
          <table:table-cell office:value-type="float" office:value="71.454">
            <text:p>71.454</text:p>
          </table:table-cell>
          <table:table-cell office:value-type="float" office:value="-24.506">
            <text:p>-24.506</text:p>
          </table:table-cell>
          <table:table-cell office:value-type="float" office:value="9410.0">
            <text:p>941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986">
            <text:p>OS-62986</text:p>
          </table:table-cell>
          <table:table-cell office:value-type="float" office:value="71.557">
            <text:p>71.557</text:p>
          </table:table-cell>
          <table:table-cell office:value-type="float" office:value="-24.475">
            <text:p>-24.475</text:p>
          </table:table-cell>
          <table:table-cell office:value-type="float" office:value="12700.0">
            <text:p>12700.0</text:p>
          </table:table-cell>
          <table:table-cell office:value-type="float" office:value="50.0">
            <text:p>5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852">
            <text:p>OS-62852</text:p>
          </table:table-cell>
          <table:table-cell office:value-type="float" office:value="71.549">
            <text:p>71.549</text:p>
          </table:table-cell>
          <table:table-cell office:value-type="float" office:value="-24.492">
            <text:p>-24.492</text:p>
          </table:table-cell>
          <table:table-cell office:value-type="float" office:value="10200.0">
            <text:p>10200.0</text:p>
          </table:table-cell>
          <table:table-cell office:value-type="float" office:value="60.0">
            <text:p>6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01.0">
            <text:p>10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08,HallEtal2010">
            <text:p>HallEtal2008,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994">
            <text:p>OS-62994</text:p>
          </table:table-cell>
          <table:table-cell office:value-type="float" office:value="71.51">
            <text:p>71.51</text:p>
          </table:table-cell>
          <table:table-cell office:value-type="float" office:value="-24.5">
            <text:p>-24.5</text:p>
          </table:table-cell>
          <table:table-cell office:value-type="float" office:value="10500.0">
            <text:p>10500.0</text:p>
          </table:table-cell>
          <table:table-cell office:value-type="float" office:value="55.0">
            <text:p>5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54">
            <text:p>OS-64754</text:p>
          </table:table-cell>
          <table:table-cell office:value-type="float" office:value="71.547">
            <text:p>71.547</text:p>
          </table:table-cell>
          <table:table-cell office:value-type="float" office:value="-24.331">
            <text:p>-24.331</text:p>
          </table:table-cell>
          <table:table-cell office:value-type="float" office:value="9140.0">
            <text:p>914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2.0">
            <text:p>6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55">
            <text:p>OS-64755</text:p>
          </table:table-cell>
          <table:table-cell office:value-type="float" office:value="71.668">
            <text:p>71.668</text:p>
          </table:table-cell>
          <table:table-cell office:value-type="float" office:value="-24.365">
            <text:p>-24.365</text:p>
          </table:table-cell>
          <table:table-cell office:value-type="float" office:value="9160.0">
            <text:p>916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56">
            <text:p>OS-64756</text:p>
          </table:table-cell>
          <table:table-cell office:value-type="float" office:value="71.69">
            <text:p>71.69</text:p>
          </table:table-cell>
          <table:table-cell office:value-type="float" office:value="-24.367">
            <text:p>-24.367</text:p>
          </table:table-cell>
          <table:table-cell office:value-type="float" office:value="9050.0">
            <text:p>905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5.0">
            <text:p>6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4759">
            <text:p>OS-64759</text:p>
          </table:table-cell>
          <table:table-cell office:value-type="float" office:value="71.454">
            <text:p>71.454</text:p>
          </table:table-cell>
          <table:table-cell office:value-type="float" office:value="-24.506">
            <text:p>-24.506</text:p>
          </table:table-cell>
          <table:table-cell office:value-type="float" office:value="8900.0">
            <text:p>890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  <table:table-row>
          <table:table-cell office:value-type="string" office:value="Schuchert_Dal">
            <text:p>Schuchert_Dal</text:p>
          </table:table-cell>
          <table:table-cell office:value-type="string" office:value="radiocarbon">
            <text:p>radiocarbon</text:p>
          </table:table-cell>
          <table:table-cell office:value-type="string" office:value="OS-62992">
            <text:p>OS-62992</text:p>
          </table:table-cell>
          <table:table-cell office:value-type="float" office:value="71.5">
            <text:p>71.5</text:p>
          </table:table-cell>
          <table:table-cell office:value-type="float" office:value="-24.503">
            <text:p>-24.503</text:p>
          </table:table-cell>
          <table:table-cell office:value-type="float" office:value="9320.0">
            <text:p>932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1.0">
            <text:p>8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llEtal2010">
            <text:p>HallEtal2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